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DS Transport" svg:font-family="'GDS Transport',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079523" officeooo:paragraph-rsid="00079523"/>
    </style:style>
    <style:style style:name="P2" style:family="paragraph" style:parent-style-name="Standard">
      <style:text-properties style:font-name="Liberation Sans" fo:font-size="12pt" style:text-underline-style="none" fo:font-weight="normal" officeooo:rsid="00079523" officeooo:paragraph-rsid="00079523" style:font-size-asian="10.5pt" style:font-weight-asian="normal" style:font-size-complex="12pt" style:font-weight-complex="normal"/>
    </style:style>
    <style:style style:name="P3" style:family="paragraph" style:parent-style-name="Standard">
      <style:text-properties style:font-name="Liberation Sans" fo:font-size="12pt" style:text-underline-style="none" fo:font-weight="bold" officeooo:rsid="00079523" officeooo:paragraph-rsid="00079523" style:font-size-asian="10.5pt" style:font-weight-asian="bold" style:font-size-complex="12pt" style:font-weight-complex="bold"/>
    </style:style>
    <style:style style:name="P4" style:family="paragraph" style:parent-style-name="Standard">
      <style:text-properties style:font-name="Liberation Sans" fo:font-size="12pt" style:text-underline-style="solid" style:text-underline-width="auto" style:text-underline-color="font-color" fo:font-weight="bold" officeooo:rsid="00079523" officeooo:paragraph-rsid="00079523" style:font-size-asian="10.5pt" style:font-weight-asian="bold" style:font-size-complex="12pt" style:font-weight-complex="bold"/>
    </style:style>
    <style:style style:name="P5" style:family="paragraph" style:parent-style-name="Standard">
      <style:text-properties style:font-name="Liberation Sans" fo:font-size="12pt" fo:font-style="italic" style:text-underline-style="none" fo:font-weight="normal" officeooo:rsid="00079523" officeooo:paragraph-rsid="00079523" style:font-size-asian="10.5pt" style:font-style-asian="italic" style:font-weight-asian="normal" style:font-size-complex="12pt" style:font-style-complex="italic" style:font-weight-complex="normal"/>
    </style:style>
    <style:style style:name="P6" style:family="paragraph" style:parent-style-name="Standard">
      <style:text-properties fo:font-variant="normal" fo:text-transform="none" fo:color="#0b0c0c" style:font-name="GDS Transport" fo:font-size="14.25pt" fo:letter-spacing="normal" fo:font-style="normal" style:text-underline-style="none" fo:font-weight="normal" officeooo:rsid="00079523" officeooo:paragraph-rsid="00079523" style:font-size-asian="10.5pt" style:font-weight-asian="normal" style:font-size-complex="12pt" style:font-weight-complex="normal"/>
    </style:style>
    <style:style style:name="P7" style:family="paragraph" style:parent-style-name="Standard">
      <style:text-properties fo:font-variant="normal" fo:text-transform="none" fo:color="#0b0c0c" style:font-name="Liberation Sans" fo:font-size="12pt" fo:letter-spacing="normal" fo:font-style="normal" style:text-underline-style="none" fo:font-weight="normal" officeooo:rsid="0007fbce" officeooo:paragraph-rsid="0007fbce" style:font-size-asian="12pt" style:font-weight-asian="normal" style:font-size-complex="12pt" style:font-weight-complex="normal"/>
    </style:style>
    <style:style style:name="P8" style:family="paragraph" style:parent-style-name="Standard">
      <style:text-properties fo:font-variant="normal" fo:text-transform="none" fo:color="#0b0c0c" style:font-name="Liberation Sans" fo:font-size="12pt" fo:letter-spacing="normal" fo:font-style="normal" style:text-underline-style="none" fo:font-weight="normal" officeooo:rsid="00079523" officeooo:paragraph-rsid="00079523" style:font-size-asian="12pt" style:font-weight-asian="normal" style:font-size-complex="12pt" style:font-weight-complex="normal"/>
    </style:style>
    <style:style style:name="P9" style:family="paragraph" style:parent-style-name="Standard">
      <style:text-properties fo:font-variant="normal" fo:text-transform="none" fo:color="#0b0c0c" style:font-name="Liberation Sans" fo:font-size="12pt" fo:letter-spacing="normal" fo:font-style="normal" style:text-underline-style="none" fo:font-weight="normal" officeooo:rsid="0007fbce" officeooo:paragraph-rsid="0007fbce" style:font-size-asian="12pt" style:font-style-asian="normal" style:font-weight-asian="normal" style:font-size-complex="12pt" style:font-style-complex="normal" style:font-weight-complex="normal"/>
    </style:style>
    <style:style style:name="P10" style:family="paragraph" style:parent-style-name="Standard">
      <style:text-properties fo:font-variant="normal" fo:text-transform="none" fo:color="#0b0c0c" style:font-name="Liberation Sans" fo:font-size="12pt" fo:letter-spacing="normal" fo:font-style="italic" style:text-underline-style="none" fo:font-weight="normal" officeooo:rsid="0007fbce" officeooo:paragraph-rsid="0007fbce" style:font-size-asian="12pt" style:font-style-asian="italic" style:font-weight-asian="normal" style:font-size-complex="12pt" style:font-style-complex="italic" style:font-weight-complex="normal"/>
    </style:style>
    <style:style style:name="P11" style:family="paragraph" style:parent-style-name="Standard">
      <style:text-properties fo:font-variant="normal" fo:text-transform="none" fo:color="#0b0c0c" style:font-name="Liberation Sans" fo:font-size="12pt" fo:letter-spacing="normal" fo:font-style="italic" style:text-underline-style="none" fo:font-weight="normal" officeooo:rsid="00096e43" officeooo:paragraph-rsid="00096e43" style:font-size-asian="12pt" style:font-style-asian="italic" style:font-weight-asian="normal" style:font-size-complex="12pt" style:font-style-complex="italic" style:font-weight-complex="normal"/>
    </style:style>
    <style:style style:name="P12" style:family="paragraph" style:parent-style-name="Standard">
      <style:text-properties officeooo:paragraph-rsid="00096e43"/>
    </style:style>
    <style:style style:name="P13" style:family="paragraph" style:parent-style-name="Standard">
      <style:text-properties style:font-name="Liberation Sans" fo:font-size="14pt" style:text-underline-style="solid" style:text-underline-width="auto" style:text-underline-color="font-color" fo:font-weight="bold" officeooo:rsid="00079523" officeooo:paragraph-rsid="00079523" style:font-size-asian="14pt" style:font-weight-asian="bold" style:font-size-complex="14pt" style:font-weight-complex="bold"/>
    </style:style>
    <style:style style:name="P14" style:family="paragraph" style:parent-style-name="Standard">
      <style:text-properties fo:font-variant="normal" fo:text-transform="none" fo:color="#0b0c0c" style:font-name="Liberation Sans" fo:font-size="12pt" fo:letter-spacing="normal" fo:font-style="normal" style:text-underline-style="none" fo:font-weight="normal" officeooo:rsid="00096e43" officeooo:paragraph-rsid="00096e43" style:font-size-asian="12pt" style:font-style-asian="normal" style:font-weight-asian="normal" style:font-size-complex="12pt" style:font-style-complex="normal"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officeooo:rsid="0007fbce"/>
    </style:style>
    <style:style style:name="T3" style:family="text">
      <style:text-properties fo:font-variant="normal" fo:text-transform="none" fo:color="#0b0c0c" style:font-name="Liberation Sans" fo:font-size="12pt" fo:letter-spacing="normal" fo:font-style="normal" style:text-underline-style="none" fo:font-weight="normal" officeooo:rsid="0007fbce" style:font-size-asian="12pt" style:font-style-asian="normal" style:font-weight-asian="normal" style:font-size-complex="12pt" style:font-style-complex="normal" style:font-weight-complex="normal"/>
    </style:style>
    <style:style style:name="T4" style:family="text">
      <style:text-properties fo:font-variant="normal" fo:text-transform="none" fo:color="#0b0c0c" style:font-name="Liberation Sans" fo:font-size="12pt" fo:letter-spacing="normal" fo:font-style="normal" style:text-underline-style="none" fo:font-weight="normal" officeooo:rsid="00096e43" style:font-size-asian="12pt" style:font-style-asian="normal" style:font-weight-asian="normal" style:font-size-complex="12pt" style:font-style-complex="normal" style:font-weight-complex="normal"/>
    </style:style>
    <style:style style:name="T5" style:family="text">
      <style:text-properties fo:font-variant="normal" fo:text-transform="none" fo:color="#0b0c0c" style:text-position="super 58%" style:font-name="Liberation Sans" fo:font-size="12pt" fo:letter-spacing="normal" fo:font-style="normal" style:text-underline-style="none" fo:font-weight="normal" officeooo:rsid="0007fbce" style:font-size-asian="12pt" style:font-style-asian="normal" style:font-weight-asian="normal" style:font-size-complex="12pt" style:font-style-complex="normal" style:font-weight-complex="normal"/>
    </style:style>
    <style:style style:name="T6" style:family="text">
      <style:text-properties style:text-position="super 5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style-asian="normal" style:font-style-complex="normal"/>
    </style:style>
    <style:style style:name="T9" style:family="text">
      <style:text-properties officeooo:rsid="00096e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Data Notes</text:span></text:p>
      <text:p text:style-name="P13"/>
      <text:p text:style-name="P2">This document contains quick notes that our group made on data recorded from <text:a xlink:type="simple" xlink:href="https://coronavirus.data.gov.uk/details/about-data#daily-and-cumulative-deaths-within-28-days-of-a-positive-test" text:style-name="Internet_20_link" text:visited-style-name="Visited_20_Internet_20_Link">https://coronavirus.data.gov.uk/details/about-data#daily-and-cumulative-deaths-within-28-days-of-a-positive-test</text:a>.</text:p>
      <text:p text:style-name="P2"/>
      <text:p text:style-name="P2">Some of this information will be relevant for our modelling.</text:p>
      <text:p text:style-name="P2"/>
      <text:p text:style-name="P3">Daily and cumulative deaths within 28 days of a positive test</text:p>
      <text:p text:style-name="P3"/>
      <text:p text:style-name="P5">General</text:p>
      <text:p text:style-name="P4"/>
      <text:p text:style-name="P8"><text:span text:style-name="T2">Definition: </text:span>Total number of people who had a positive test result for COVID-19 and died within 28 days of the first positive test, reported on or up to the date of death or reporting date (depending on availability).</text:p>
      <text:p text:style-name="P6"/>
      <text:p text:style-name="P7">Timing issue: There may be some differences as to whether death is reported by date of death/date reported.</text:p>
      <text:p text:style-name="P7"/>
      <text:p text:style-name="P10">England</text:p>
      <text:p text:style-name="P7"/>
      <text:p text:style-name="P7">Spatial issue: For spatial models, deaths are allocated to deceased usual area of residence. Also region, UTLA (Upper Tier Local Authority), LTLA deaths are excluded if region death occurred is not known. City of London, Scilly Isles, Hackney and Cornwall are all joined together.</text:p>
      <text:p text:style-name="P7"/>
      <text:p text:style-name="P7">There is a data issue on the 21st/22nd November.</text:p>
      <text:p text:style-name="P7"/>
      <text:p text:style-name="P7">Comment: I think the definitions between nations are ever so slightly different. England data only records a COVID death if the patient dies within 28 days of the <text:span text:style-name="T7">first </text:span><text:span text:style-name="T8">COVID death, where as this doesn’t seem to be the case in the other nations- it’s juts whether there was </text:span><text:span text:style-name="T7">a</text:span><text:span text:style-name="T8"> positive test within 28 days of death.</text:span></text:p>
      <text:p text:style-name="P7"/>
      <text:p text:style-name="P10">Northern Ireland</text:p>
      <text:p text:style-name="P10"/>
      <text:p text:style-name="P9">Deaths not recorded on 25/27 December 2020 <text:span text:style-name="T9">or</text:span> 1<text:span text:style-name="T6">st</text:span> Jan 2021.</text:p>
      <text:p text:style-name="P9"/>
      <text:p text:style-name="P11">Wales</text:p>
      <text:p text:style-name="P14"/>
      <text:p text:style-name="P14">This data seems slightly more subjective, since there is some contribution from clinicians about whether they think COVID contributed to the death of the patient.</text:p>
      <text:p text:style-name="P14"/>
      <text:p text:style-name="P14">In terms of spatial modelling, if you are a resident in Wales but died elsewhere, your location wont be in Wales.</text:p>
      <text:p text:style-name="P14"/>
      <text:p text:style-name="P12"><text:span text:style-name="T3">Deaths not recorded on 25 December 2020 </text:span><text:span text:style-name="T4">or</text:span><text:span text:style-name="T3"> 1</text:span><text:span text:style-name="T5">st</text:span><text:span text:style-name="T3"> Jan 2021. </text:span><text:span text:style-name="T4">NO data reported on 13 Decemb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DS Transport" svg:font-family="'GDS Transport',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08:15:29.609268569</meta:creation-date>
    <dc:date>2021-05-04T11:16:02.006620457</dc:date>
    <meta:editing-duration>PT18M35S</meta:editing-duration>
    <meta:editing-cycles>2</meta:editing-cycles>
    <meta:generator>LibreOffice/6.4.6.2$Linux_X86_64 LibreOffice_project/40$Build-2</meta:generator>
    <meta:document-statistic meta:table-count="0" meta:image-count="0" meta:object-count="0" meta:page-count="1" meta:paragraph-count="17" meta:word-count="282" meta:character-count="1745" meta:non-whitespace-character-count="1479"/>
  </office:meta>
</office:document-meta>
</file>